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Text_20_body">
      <style:text-properties officeooo:rsid="0058b2aa" officeooo:paragraph-rsid="0058b2aa"/>
    </style:style>
    <style:style style:name="P2" style:family="paragraph" style:parent-style-name="Text_20_body">
      <style:text-properties fo:language="ru" fo:country="RU" officeooo:rsid="006fc96c" officeooo:paragraph-rsid="006fc96c"/>
    </style:style>
    <style:style style:name="P3" style:family="paragraph" style:parent-style-name="Text_20_body">
      <style:text-properties style:font-name="aakar" fo:language="ru" fo:country="RU" officeooo:rsid="006aef12" officeooo:paragraph-rsid="006aef12"/>
    </style:style>
    <style:style style:name="P4" style:family="paragraph" style:parent-style-name="Text_20_body">
      <style:text-properties style:font-name="aakar" fo:language="ru" fo:country="RU" officeooo:rsid="00726e0a" officeooo:paragraph-rsid="00726e0a"/>
    </style:style>
    <style:style style:name="P5" style:family="paragraph" style:parent-style-name="Text_20_body">
      <style:text-properties style:font-name="aakar"/>
    </style:style>
    <style:style style:name="P6" style:family="paragraph" style:parent-style-name="Text_20_body">
      <style:text-properties style:font-name="aakar" fo:language="ru" fo:country="RU" officeooo:rsid="006c1e21" officeooo:paragraph-rsid="006c1e21"/>
    </style:style>
    <style:style style:name="P7" style:family="paragraph" style:parent-style-name="Text_20_body">
      <style:text-properties style:font-name="aakar" fo:language="ru" fo:country="RU" officeooo:rsid="006dfcc4" officeooo:paragraph-rsid="006dfcc4"/>
    </style:style>
    <style:style style:name="P8" style:family="paragraph" style:parent-style-name="Text_20_body">
      <style:text-properties style:font-name="aakar" fo:language="ru" fo:country="RU" officeooo:rsid="00762d8e" officeooo:paragraph-rsid="00762d8e"/>
    </style:style>
    <style:style style:name="P9" style:family="paragraph" style:parent-style-name="Text_20_body">
      <style:text-properties style:font-name="aakar" fo:language="ru" fo:country="RU" officeooo:rsid="0077b51b" officeooo:paragraph-rsid="00869bfa"/>
    </style:style>
    <style:style style:name="P10" style:family="paragraph" style:parent-style-name="Text_20_body">
      <style:text-properties style:font-name="aakar" fo:language="ru" fo:country="RU" officeooo:rsid="0090e3af" officeooo:paragraph-rsid="0090e3af"/>
    </style:style>
    <style:style style:name="P11" style:family="paragraph" style:parent-style-name="Text_20_body">
      <style:text-properties style:font-name="aakar" fo:language="ru" fo:country="RU" officeooo:rsid="00943030" officeooo:paragraph-rsid="00943030"/>
    </style:style>
    <style:style style:name="P12" style:family="paragraph" style:parent-style-name="Text_20_body">
      <style:text-properties style:font-name="aakar" fo:language="ru" fo:country="RU" officeooo:rsid="008be0d2" officeooo:paragraph-rsid="008be0d2"/>
    </style:style>
    <style:style style:name="P13" style:family="paragraph" style:parent-style-name="Text_20_body">
      <style:text-properties style:font-name="aakar" fo:language="ru" fo:country="RU" officeooo:rsid="007e9f28" officeooo:paragraph-rsid="007e9f28"/>
    </style:style>
    <style:style style:name="P14" style:family="paragraph" style:parent-style-name="Text_20_body">
      <style:text-properties style:font-name="aakar" fo:language="ru" fo:country="RU" officeooo:rsid="007ed298" officeooo:paragraph-rsid="007ed298"/>
    </style:style>
    <style:style style:name="P15" style:family="paragraph" style:parent-style-name="Text_20_body">
      <style:text-properties style:font-name="aakar" fo:language="ru" fo:country="RU" officeooo:rsid="00842f5b" officeooo:paragraph-rsid="00842f5b"/>
    </style:style>
    <style:style style:name="P16" style:family="paragraph" style:parent-style-name="Text_20_body">
      <style:text-properties style:font-name="aakar" fo:language="ru" fo:country="RU" officeooo:rsid="007f2773" officeooo:paragraph-rsid="007f2773"/>
    </style:style>
    <style:style style:name="P17" style:family="paragraph" style:parent-style-name="Text_20_body">
      <style:text-properties style:font-name="aakar" fo:language="ru" fo:country="RU" officeooo:rsid="008269e8" officeooo:paragraph-rsid="008269e8"/>
    </style:style>
    <style:style style:name="P18" style:family="paragraph" style:parent-style-name="Text_20_body">
      <style:text-properties style:font-name="aakar" fo:language="ru" fo:country="RU" officeooo:rsid="007c0740" officeooo:paragraph-rsid="007c0740"/>
    </style:style>
    <style:style style:name="P19" style:family="paragraph" style:parent-style-name="Text_20_body">
      <style:text-properties style:font-name="aakar" fo:language="ru" fo:country="RU" officeooo:rsid="0077b51b" officeooo:paragraph-rsid="0077b51b"/>
    </style:style>
    <style:style style:name="P20" style:family="paragraph" style:parent-style-name="Text_20_body">
      <style:text-properties style:font-name="aakar" officeooo:rsid="00660080" officeooo:paragraph-rsid="00660080"/>
    </style:style>
    <style:style style:name="P21" style:family="paragraph" style:parent-style-name="Text_20_body">
      <style:text-properties style:font-name="Liberation Serif"/>
    </style:style>
    <style:style style:name="P22" style:family="paragraph" style:parent-style-name="Text_20_body">
      <style:text-properties officeooo:paragraph-rsid="00135035"/>
    </style:style>
    <style:style style:name="P23" style:family="paragraph" style:parent-style-name="Text_20_body">
      <style:text-properties officeooo:rsid="00579543" officeooo:paragraph-rsid="00135035"/>
    </style:style>
    <style:style style:name="P24" style:family="paragraph" style:parent-style-name="Text_20_body">
      <style:text-properties officeooo:paragraph-rsid="006ac053"/>
    </style:style>
    <style:style style:name="P25" style:family="paragraph" style:parent-style-name="Heading_20_3">
      <style:text-properties officeooo:paragraph-rsid="00135035"/>
    </style:style>
    <style:style style:name="P26" style:family="paragraph" style:parent-style-name="Text_20_body">
      <style:text-properties officeooo:rsid="003e4239" officeooo:paragraph-rsid="00135035"/>
    </style:style>
    <style:style style:name="P27"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28"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29" style:family="paragraph" style:parent-style-name="Text_20_body">
      <style:paragraph-properties fo:text-align="justify" style:justify-single-word="false"/>
      <style:text-properties officeooo:rsid="0018e370" officeooo:paragraph-rsid="00135035"/>
    </style:style>
    <style:style style:name="P30" style:family="paragraph" style:parent-style-name="Text_20_body">
      <style:paragraph-properties fo:text-align="justify" style:justify-single-word="false"/>
      <style:text-properties officeooo:rsid="002e8270" officeooo:paragraph-rsid="00135035"/>
    </style:style>
    <style:style style:name="P31" style:family="paragraph" style:parent-style-name="Text_20_body">
      <style:paragraph-properties fo:text-align="justify" style:justify-single-word="false"/>
      <style:text-properties officeooo:rsid="0033f61a" officeooo:paragraph-rsid="00135035"/>
    </style:style>
    <style:style style:name="P32" style:family="paragraph" style:parent-style-name="Text_20_body">
      <style:paragraph-properties fo:text-align="justify" style:justify-single-word="false"/>
      <style:text-properties officeooo:rsid="001a0558" officeooo:paragraph-rsid="00135035"/>
    </style:style>
    <style:style style:name="P33" style:family="paragraph" style:parent-style-name="Text_20_body">
      <style:paragraph-properties fo:text-align="justify" style:justify-single-word="false"/>
      <style:text-properties officeooo:rsid="001b0292" officeooo:paragraph-rsid="00135035"/>
    </style:style>
    <style:style style:name="P34" style:family="paragraph" style:parent-style-name="Text_20_body">
      <style:paragraph-properties fo:text-align="justify" style:justify-single-word="false"/>
      <style:text-properties officeooo:rsid="0017810f" officeooo:paragraph-rsid="00135035"/>
    </style:style>
    <style:style style:name="P35" style:family="paragraph" style:parent-style-name="Text_20_body">
      <style:paragraph-properties fo:text-align="justify" style:justify-single-word="false"/>
      <style:text-properties officeooo:rsid="00210db6" officeooo:paragraph-rsid="00135035"/>
    </style:style>
    <style:style style:name="P36" style:family="paragraph" style:parent-style-name="Text_20_body">
      <style:paragraph-properties fo:text-align="justify" style:justify-single-word="false"/>
      <style:text-properties officeooo:rsid="001f7f95" officeooo:paragraph-rsid="00135035"/>
    </style:style>
    <style:style style:name="P37" style:family="paragraph" style:parent-style-name="Text_20_body">
      <style:paragraph-properties fo:text-align="justify" style:justify-single-word="false"/>
      <style:text-properties officeooo:rsid="00d31dd5" officeooo:paragraph-rsid="00135035"/>
    </style:style>
    <style:style style:name="P38" style:family="paragraph" style:parent-style-name="Text_20_body">
      <style:paragraph-properties fo:text-align="justify" style:justify-single-word="false"/>
      <style:text-properties officeooo:rsid="00d3d437" officeooo:paragraph-rsid="00135035"/>
    </style:style>
    <style:style style:name="P39" style:family="paragraph" style:parent-style-name="Text_20_body">
      <style:paragraph-properties fo:text-align="justify" style:justify-single-word="false"/>
      <style:text-properties officeooo:paragraph-rsid="00135035"/>
    </style:style>
    <style:style style:name="P40" style:family="paragraph" style:parent-style-name="Text_20_body">
      <style:paragraph-properties fo:text-align="justify" style:justify-single-word="false"/>
      <style:text-properties officeooo:paragraph-rsid="004f0ae4"/>
    </style:style>
    <style:style style:name="P41" style:family="paragraph" style:parent-style-name="Text_20_body">
      <style:paragraph-properties fo:text-align="justify" style:justify-single-word="false"/>
      <style:text-properties officeooo:paragraph-rsid="00692cc2"/>
    </style:style>
    <style:style style:name="P42" style:family="paragraph" style:parent-style-name="Text_20_body">
      <style:paragraph-properties fo:text-align="justify" style:justify-single-word="false"/>
      <style:text-properties officeooo:rsid="017ac578" officeooo:paragraph-rsid="00135035"/>
    </style:style>
    <style:style style:name="P43" style:family="paragraph" style:parent-style-name="Text_20_body">
      <style:paragraph-properties fo:text-align="justify" style:justify-single-word="false" fo:padding="0in" fo:border="none" style:shadow="none" style:join-border="false"/>
      <style:text-properties officeooo:rsid="01a6b956" officeooo:paragraph-rsid="001424c9"/>
    </style:style>
    <style:style style:name="P44" style:family="paragraph" style:parent-style-name="Text_20_body">
      <style:paragraph-properties fo:text-align="justify" style:justify-single-word="false" fo:padding="0in" fo:border="none" style:shadow="none" style:join-border="false"/>
      <style:text-properties officeooo:rsid="01a11b49" officeooo:paragraph-rsid="001424c9"/>
    </style:style>
    <style:style style:name="P45" style:family="paragraph" style:parent-style-name="Text_20_body">
      <style:paragraph-properties fo:text-align="justify" style:justify-single-word="false" fo:padding="0in" fo:border="none" style:shadow="none" style:join-border="false"/>
      <style:text-properties officeooo:rsid="01c67ebe" officeooo:paragraph-rsid="001424c9"/>
    </style:style>
    <style:style style:name="P46" style:family="paragraph" style:parent-style-name="Text_20_body">
      <style:paragraph-properties fo:text-align="justify" style:justify-single-word="false" fo:padding="0in" fo:border="none" style:shadow="none" style:join-border="false"/>
      <style:text-properties officeooo:rsid="01c057b3" officeooo:paragraph-rsid="001424c9"/>
    </style:style>
    <style:style style:name="P47" style:family="paragraph" style:parent-style-name="Text_20_body">
      <style:paragraph-properties fo:text-align="justify" style:justify-single-word="false" fo:padding="0in" fo:border="none" style:shadow="none" style:join-border="false"/>
      <style:text-properties officeooo:rsid="01a3bd70" officeooo:paragraph-rsid="001424c9"/>
    </style:style>
    <style:style style:name="P48" style:family="paragraph" style:parent-style-name="Text_20_body">
      <style:paragraph-properties fo:text-align="justify" style:justify-single-word="false" fo:padding="0in" fo:border="none" style:shadow="none" style:join-border="false"/>
      <style:text-properties officeooo:rsid="01c9af1a" officeooo:paragraph-rsid="001424c9"/>
    </style:style>
    <style:style style:name="P49" style:family="paragraph" style:parent-style-name="Text_20_body">
      <style:paragraph-properties fo:text-align="justify" style:justify-single-word="false" fo:padding="0in" fo:border="none" style:shadow="none" style:join-border="false"/>
      <style:text-properties officeooo:rsid="01a7b03f" officeooo:paragraph-rsid="001424c9"/>
    </style:style>
    <style:style style:name="P50" style:family="paragraph" style:parent-style-name="Text_20_body">
      <style:paragraph-properties fo:text-align="justify" style:justify-single-word="false" fo:padding="0in" fo:border="none" style:shadow="none" style:join-border="false"/>
      <style:text-properties officeooo:rsid="01a3bad0" officeooo:paragraph-rsid="001424c9"/>
    </style:style>
    <style:style style:name="P51" style:family="paragraph" style:parent-style-name="Text_20_body">
      <style:paragraph-properties fo:text-align="justify" style:justify-single-word="false" fo:padding="0in" fo:border="none" style:shadow="none" style:join-border="false"/>
      <style:text-properties officeooo:rsid="01eeeb7d" officeooo:paragraph-rsid="001424c9"/>
    </style:style>
    <style:style style:name="P52" style:family="paragraph" style:parent-style-name="Text_20_body">
      <style:paragraph-properties fo:text-align="justify" style:justify-single-word="false" fo:padding="0in" fo:border="none" style:shadow="none" style:join-border="false"/>
      <style:text-properties officeooo:rsid="01f12d79" officeooo:paragraph-rsid="001424c9"/>
    </style:style>
    <style:style style:name="P53" style:family="paragraph" style:parent-style-name="Text_20_body">
      <style:paragraph-properties fo:text-align="justify" style:justify-single-word="false" fo:padding="0in" fo:border="none" style:shadow="none" style:join-border="false"/>
      <style:text-properties fo:font-style="normal" officeooo:rsid="003dbcf8" officeooo:paragraph-rsid="001424c9" style:font-style-asian="normal" style:font-style-complex="normal"/>
    </style:style>
    <style:style style:name="P54" style:family="paragraph" style:parent-style-name="Text_20_body">
      <style:paragraph-properties fo:text-align="justify" style:justify-single-word="false"/>
      <style:text-properties fo:language="ru" fo:country="RU" officeooo:paragraph-rsid="00979b34" fo:background-color="#ffff00"/>
    </style:style>
    <style:style style:name="P55" style:family="paragraph" style:parent-style-name="Text_20_body">
      <style:paragraph-properties fo:text-align="justify" style:justify-single-word="false"/>
      <style:text-properties officeooo:paragraph-rsid="00979b34"/>
    </style:style>
    <style:style style:name="P56" style:family="paragraph" style:parent-style-name="Text_20_body">
      <style:paragraph-properties fo:text-align="justify" style:justify-single-word="false"/>
      <style:text-properties fo:language="ru" fo:country="RU" fo:font-style="italic" officeooo:paragraph-rsid="00979b34" fo:background-color="#ffff00" style:font-style-asian="italic" style:font-style-complex="italic"/>
    </style:style>
    <style:style style:name="P57" style:family="paragraph" style:parent-style-name="Text_20_body">
      <style:paragraph-properties fo:text-align="center" style:justify-single-word="false"/>
      <style:text-properties fo:language="ru" fo:country="RU" fo:font-style="italic" officeooo:paragraph-rsid="00979b34" fo:background-color="#ffff00" style:font-style-asian="italic" style:font-style-complex="italic"/>
    </style:style>
    <style:style style:name="T1" style:family="text">
      <style:text-properties officeooo:rsid="007515fd"/>
    </style:style>
    <style:style style:name="T2" style:family="text">
      <style:text-properties fo:language="en" fo:country="US"/>
    </style:style>
    <style:style style:name="T3" style:family="text">
      <style:text-properties officeooo:rsid="006fc96c"/>
    </style:style>
    <style:style style:name="T4" style:family="text">
      <style:text-properties officeooo:rsid="006c1e21"/>
    </style:style>
    <style:style style:name="T5" style:family="text">
      <style:text-properties officeooo:rsid="0073e628"/>
    </style:style>
    <style:style style:name="T6" style:family="text">
      <style:text-properties officeooo:rsid="00762d8e"/>
    </style:style>
    <style:style style:name="T7" style:family="text">
      <style:text-properties fo:language="en" fo:country="US" officeooo:rsid="00762d8e"/>
    </style:style>
    <style:style style:name="T8" style:family="text">
      <style:text-properties officeooo:rsid="0077b51b"/>
    </style:style>
    <style:style style:name="T9" style:family="text">
      <style:text-properties fo:language="en" fo:country="US" officeooo:rsid="0077b51b"/>
    </style:style>
    <style:style style:name="T10" style:family="text">
      <style:text-properties officeooo:rsid="00781468"/>
    </style:style>
    <style:style style:name="T11" style:family="text">
      <style:text-properties officeooo:rsid="00948452"/>
    </style:style>
    <style:style style:name="T12" style:family="text">
      <style:text-properties officeooo:rsid="007b3554"/>
    </style:style>
    <style:style style:name="T13" style:family="text">
      <style:text-properties officeooo:rsid="007be0a0"/>
    </style:style>
    <style:style style:name="T14" style:family="text">
      <style:text-properties officeooo:rsid="007bf266"/>
    </style:style>
    <style:style style:name="T15" style:family="text">
      <style:text-properties officeooo:rsid="00943030"/>
    </style:style>
    <style:style style:name="T16" style:family="text">
      <style:text-properties officeooo:rsid="008dc533"/>
    </style:style>
    <style:style style:name="T17" style:family="text">
      <style:text-properties officeooo:rsid="008ee698"/>
    </style:style>
    <style:style style:name="T18" style:family="text">
      <style:text-properties officeooo:rsid="008fca99"/>
    </style:style>
    <style:style style:name="T19" style:family="text">
      <style:text-properties officeooo:rsid="00869bfa"/>
    </style:style>
    <style:style style:name="T20" style:family="text">
      <style:text-properties officeooo:rsid="0087a9fd"/>
    </style:style>
    <style:style style:name="T21" style:family="text">
      <style:text-properties officeooo:rsid="0088a567"/>
    </style:style>
    <style:style style:name="T22" style:family="text">
      <style:text-properties officeooo:rsid="00896080"/>
    </style:style>
    <style:style style:name="T23" style:family="text">
      <style:text-properties officeooo:rsid="0089aae2"/>
    </style:style>
    <style:style style:name="T24" style:family="text">
      <style:text-properties officeooo:rsid="0086153f"/>
    </style:style>
    <style:style style:name="T25" style:family="text">
      <style:text-properties officeooo:rsid="0080af85"/>
    </style:style>
    <style:style style:name="T26" style:family="text">
      <style:text-properties officeooo:rsid="00948761"/>
    </style:style>
    <style:style style:name="T27" style:family="text">
      <style:text-properties fo:language="uk" fo:country="UA" officeooo:rsid="007f2773"/>
    </style:style>
    <style:style style:name="T28" style:family="text">
      <style:text-properties officeooo:rsid="007f2773"/>
    </style:style>
    <style:style style:name="T29" style:family="text">
      <style:text-properties officeooo:rsid="0089e550"/>
    </style:style>
    <style:style style:name="T30" style:family="text">
      <style:text-properties officeooo:rsid="007d6510"/>
    </style:style>
    <style:style style:name="T31" style:family="text">
      <style:text-properties officeooo:rsid="009365b0"/>
    </style:style>
    <style:style style:name="T32" style:family="text">
      <style:text-properties officeooo:rsid="0198a28c"/>
    </style:style>
    <style:style style:name="T33" style:family="text">
      <style:text-properties officeooo:rsid="00579543"/>
    </style:style>
    <style:style style:name="T34" style:family="text">
      <style:text-properties officeooo:rsid="006ac053"/>
    </style:style>
    <style:style style:name="T35" style:family="text">
      <style:text-properties officeooo:rsid="0041e85a"/>
    </style:style>
    <style:style style:name="T36" style:family="text">
      <style:text-properties officeooo:rsid="0037193b"/>
    </style:style>
    <style:style style:name="T37" style:family="text">
      <style:text-properties officeooo:rsid="002d3282"/>
    </style:style>
    <style:style style:name="T38" style:family="text">
      <style:text-properties officeooo:rsid="0031f8e1"/>
    </style:style>
    <style:style style:name="T39" style:family="text">
      <style:text-properties officeooo:rsid="001f5954"/>
    </style:style>
    <style:style style:name="T40" style:family="text">
      <style:text-properties officeooo:rsid="001b0292"/>
    </style:style>
    <style:style style:name="T41" style:family="text">
      <style:text-properties officeooo:rsid="0023936e"/>
    </style:style>
    <style:style style:name="T42" style:family="text">
      <style:text-properties officeooo:rsid="001ef6e5"/>
    </style:style>
    <style:style style:name="T43" style:family="text">
      <style:text-properties officeooo:rsid="00d31dd5"/>
    </style:style>
    <style:style style:name="T44" style:family="text">
      <style:text-properties officeooo:rsid="01c057b3"/>
    </style:style>
    <style:style style:name="T45" style:family="text">
      <style:text-properties officeooo:rsid="01f2da73"/>
    </style:style>
    <style:style style:name="T46" style:family="text">
      <style:text-properties officeooo:rsid="01f4586c"/>
    </style:style>
    <style:style style:name="T47" style:family="text">
      <style:text-properties officeooo:rsid="01aa60c0"/>
    </style:style>
    <style:style style:name="T48" style:family="text">
      <style:text-properties fo:language="ru" fo:country="RU"/>
    </style:style>
    <style:style style:name="T49" style:family="text">
      <style:text-properties fo:language="ru" fo:country="RU"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В Чертогах разума овощами зовут Учителей – пострадавших от Хэвэн.</text:p>
      <text:p text:style-name="P1">Пациентами зовут медперсонал.</text:p>
      <text:p text:style-name="P2">Алкоголич — пожилой техник-ремонтник, выполняющий мелкие ремонтные работы в Чертогах Разума. Кашалотовна — повар-раздатчик пищи в столовой. Мымра — дежурная медсестра. Лысый — главврач.</text:p>
      <text:p text:style-name="P2"/>
      <text:p text:style-name="P3">Дедлайн, <text:span text:style-name="T1">Гейзенберг, Леннон и Терминатор</text:span><text:span text:style-name="T2"> </text:span>жив<text:span text:style-name="T1">у</text:span>т в седьмой палате. <text:span text:style-name="T3">У н</text:span><text:span text:style-name="T1">их</text:span><text:span text:style-name="T3"> надзиратель — Судья Дредд.</text:span> <text:span text:style-name="T4">Всего палат с </text:span><text:span text:style-name="T1">У</text:span><text:span text:style-name="T4">чителями семь. </text:span><text:span text:style-name="T3">Диоген живет в пятой — у него надзиратель — Шопен.</text:span></text:p>
      <text:p text:style-name="P4">Элвис <text:span text:style-name="T1">и Бисмарк </text:span>жив<text:span text:style-name="T1">у</text:span>т во второй палате.</text:p>
      <text:p text:style-name="P4">Гейзенберг <text:span text:style-name="T5">(заикается) — выменял у Крыса плеер с наушниками.</text:span></text:p>
      <text:p text:style-name="P5"/>
      <text:p text:style-name="P6">Страна Дедлайна в состоянии холодной войны с бледными — агрессивным государством-конкурентом</text:p>
      <text:p text:style-name="P5"/>
      <text:p text:style-name="P7">Хэвэн восемь лет изучала экономику, после чего ее три года обучали военному делу</text:p>
      <text:p text:style-name="P7">Цезарь <text:span text:style-name="T6">(</text:span><text:span text:style-name="T7">CAESAR)</text:span> — военный ии бледных — на шесть лет старше Феникса <text:span text:style-name="T8">(</text:span><text:span text:style-name="T9">PHOENIX</text:span><text:span text:style-name="T8">)</text:span> — военного ИИ ракетчиков (ему три года).</text:p>
      <text:p text:style-name="P8">У Хэвэн 28 датацентров (узлов кластера)</text:p>
      <text:p text:style-name="P8"/>
      <text:p text:style-name="P9">Магия в Орунгуне зовётся <text:span text:style-name="T10">айна. </text:span></text:p>
      <text:p text:style-name="P10">Аликорны в Орунгуне зовутся фаэри. <text:span text:style-name="T11">Их цивилизация — Ойкумена Фаэри.</text:span></text:p>
      <text:p text:style-name="P11">Виндиго — порождения Иль-шогг (это их королева), ментапаразиты.</text:p>
      <text:p text:style-name="P9"/>
      <text:p text:style-name="P9"><text:span text:style-name="T12">Война с виндиго идет </text:span><text:span text:style-name="T13">6</text:span><text:span text:style-name="T14">2</text:span><text:span text:style-name="T12"> </text:span><text:span text:style-name="T14">года. </text:span><text:span text:style-name="T15">К</text:span><text:span text:style-name="T16">ольт-тек основан </text:span><text:span text:style-name="T17">Селестией </text:span><text:span text:style-name="T16">на 20-м году войны.</text:span></text:p>
      <text:p text:style-name="P12">В мехадоспехи облачён один из <text:span text:style-name="T18">пяти</text:span> аликорнов (они очень дорогие). Остальные — в обычные доспехи.</text:p>
      <text:p text:style-name="P13"><text:span text:style-name="T19">На Орунгун пробрались всего </text:span><text:span text:style-name="T20">около 200</text:span><text:span text:style-name="T19"> виндиго, </text:span><text:span text:style-name="T20">около 15 из них уничтожены и 2 пленены</text:span><text:span text:style-name="T19">, но они становятся сильнее по мере заражения всё большего количества аликорнов</text:span>.</text:p>
      <text:p text:style-name="P14">Виндиго <text:span text:style-name="T15">(твари Иль-Шогг)</text:span> на самом деле — дальние родственники аликорнов, они тоже пришли когда-то с Эогиппа и поселились <text:span text:style-name="T21">в материальном мире</text:span>. Но вместо развитой <text:soft-page-break/>цивилизации стали ментальными паразитами. <text:span text:style-name="T21">Крохотную их часть </text:span><text:span text:style-name="T22">(200)</text:span><text:span text:style-name="T21"> провёл на Орунгун отверженный аликорн.</text:span></text:p>
      <text:p text:style-name="P15">Если виндиго <text:span text:style-name="T23">не остаётся в </text:span>разум<text:span text:style-name="T23">е</text:span> заражённого — тот становится ледяным зомби <text:span text:style-name="T15">(лербом)</text:span>. Если остаётся — поведение заражённого не меняется, его почти невозможно отличить от нормального аликорна <text:span text:style-name="T24">(про это аликорны не догадывались)</text:span>.</text:p>
      <text:p text:style-name="P13">Первый <text:span text:style-name="T25">заражённый</text:span> (переполненый ненавистью к окружающим) — отверженный аликорн <text:span text:style-name="T26">киор (лорд) </text:span><text:span text:style-name="T15">Калеодонг</text:span><text:span text:style-name="T27"> </text:span>(его отправили в изгнание за <text:span text:style-name="T27">непризнание над собой власти королев</text:span><text:span text:style-name="T28">ы</text:span><text:span text:style-name="T27"> Лорен. </text:span><text:span text:style-name="T22">Он могучий маг даже на тех жалких остатках айны, что есть в Орунгуне. Он стал королём виндиго Орунгуна</text:span>). </text:p>
      <text:p text:style-name="P16">Виндиго <text:span text:style-name="T25">заражают</text:span> <text:span text:style-name="T23">по одному из двух вариантов</text:span>: <text:span text:style-name="T25">ранее зараженные</text:span> удерживают на месте жертву, пока виндиго <text:span text:style-name="T23">1) </text:span>целует (поцелуй холода) её <text:span text:style-name="T23">или 2) </text:span>входит в неё <text:span text:style-name="T23">и остаётся </text:span><text:span text:style-name="T29">в её сознании </text:span><text:span text:style-name="T23">навсегда</text:span>, используя её внутреннюю ненависть к чему-либо. <text:span text:style-name="T23">В первом варианте получается ледяной зомби, во втором </text:span>— это «два в одном» - гибрид аликорна и виндиго.</text:p>
      <text:p text:style-name="P17">Для того, чтобы заразить аликорна, нужно снять с него шлем или хотя бы открыть его забрало — виндиго материальны и не могут преодолевать физические преграды.</text:p>
      <text:p text:style-name="P13"/>
      <text:p text:style-name="P13"/>
      <text:p text:style-name="P18"><text:span text:style-name="T30">Консул </text:span>Селестия — декан факультета планетарного движения Королевского Астромеханического университета. </text:p>
      <text:p text:style-name="P18">Луна — центурион <text:span text:style-name="T31">первой</text:span> центурии <text:span text:style-name="T31">второй</text:span> когорты шестого легиона <text:span text:style-name="T32">армии</text:span> <text:span text:style-name="T32">Орунгуна</text:span> </text:p>
      <text:p text:style-name="P19"/>
      <text:p text:style-name="P20">Прыгаем в Чёрную дыру<text:line-break/>https://www.youtube.com/watch?v=JoDmsVNzT8A</text:p>
      <text:p text:style-name="P5"/>
      <text:p text:style-name="Text_20_body">Sandy Marton - Camel by Camel</text:p>
      <text:p text:style-name="Text_20_body"><text:a xlink:type="simple" xlink:href="https://www.youtube.com/watch?v=JnqQ8n06-0A" text:style-name="Internet_20_link" text:visited-style-name="Visited_20_Internet_20_Link">https://www.youtube.com/watch?v=JnqQ8n06-0A</text:a></text:p>
      <text:p text:style-name="P21">Jan Hammer - Crockett's theme </text:p>
      <text:p text:style-name="P22"><text:a xlink:type="simple" xlink:href="https://www.youtube.com/watch?v=8r6fk8VTjbY" text:style-name="Internet_20_link" text:visited-style-name="Visited_20_Internet_20_Link"><text:span text:style-name="T33">https://www.youtube.com/watch?v=8r6fk8VTjbY</text:span></text:a></text:p>
      <text:p text:style-name="P23">Rameses B - North</text:p>
      <text:p text:style-name="Text_20_body"><text:a xlink:type="simple" xlink:href="https://www.youtube.com/watch?v=U5im_1MHrLU" text:style-name="Internet_20_link" text:visited-style-name="Visited_20_Internet_20_Link">https://www.youtube.com/watch?v=U5im_1MHrLU</text:a></text:p>
      <text:p text:style-name="Text_20_body">Rameses B - Transcend</text:p>
      <text:p text:style-name="P22"><text:a xlink:type="simple" xlink:href="https://www.youtube.com/watch?v=5LE5IHJMDiQ" text:style-name="Internet_20_link" text:visited-style-name="Visited_20_Internet_20_Link"><text:soft-page-break/><text:span text:style-name="T33">https://www.youtube.com/watch?v=5LE5IHJMDiQ</text:span></text:a><text:span text:style-name="T33"><text:line-break/>Hanu Dixit - Distant Lands</text:span></text:p>
      <text:p text:style-name="P24"><text:a xlink:type="simple" xlink:href="https://www.youtube.com/watch?v=Ok_JgMamVnQ" text:style-name="Internet_20_link" text:visited-style-name="Visited_20_Internet_20_Link">https://www.youtube.com/watch?v=Ok_JgMamVnQ</text:a></text:p>
      <text:p text:style-name="P24"/>
      <text:p text:style-name="P24"><text:span text:style-name="T34">Invicible - Vibe Tracs </text:span><text:a xlink:type="simple" xlink:href="https://www.youtube.com/watch?v=mkka6K8runM" text:style-name="Internet_20_link" text:visited-style-name="Visited_20_Internet_20_Link"><text:span text:style-name="T34">https://www.youtube.com/watch?v=mkka6K8runM</text:span></text:a></text:p>
      <text:p text:style-name="P24"><text:line-break/></text:p>
      <text:p text:style-name="P23">===============================================================================</text:p>
      <text:p text:style-name="P22"><text:span text:style-name="T35">В пространстве с</text:span>мутно <text:span text:style-name="T35">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22"/>
      <text:h text:style-name="P25" text:outline-level="3">Сатисфакция</text:h>
      <text:p text:style-name="P22">… <text:span text:style-name="T36">(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26">...</text:p>
      <text:p text:style-name="P27">Много лет прошло с той битвы. Я всё ещё переживаю каждый её миг, хотя воспоминания закры<text:span text:style-name="T37">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37">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8">Да будет так.</text:p>
      <text:p text:style-name="P22">...</text:p>
      <text:p text:style-name="P29">- А, так это ты меня выдумала, жопа рогатая! - я дьявольски усмехнулся. - Ну что ж, дай и мне посочинять малость! Не ты одна умеешь бумагу марать!</text:p>
      <text:p text:style-name="P30">Я хрустнул пальцами и взялся за <text:span text:style-name="T38">карандаш</text:span>…</text:p>
      <text:p text:style-name="P30">…</text:p>
      <text:p text:style-name="P30"/>
      <text:p text:style-name="P31"/>
      <text:p text:style-name="P31">…</text:p>
      <text:p text:style-name="P29">-----------------------------------------------</text:p>
      <text:p text:style-name="P29"><text:soft-page-break/>На сцену вышла лошадь и уселась за стол. По залу прокатился вздох удивления.</text:p>
      <text:p text:style-name="P29">То, что лошадь уселась по человечески, <text:span text:style-name="T39">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32">Удивительно длинные ноги <text:span text:style-name="T40">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40">о</text:span>громные <text:span text:style-name="T41">вишнёвые </text:span>глаза <text:span text:style-name="T40">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33">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34">…</text:p>
      <text:p text:style-name="P35">Эта лошадь приговаривается к смертной казни через усекновение головы!</text:p>
      <text:p text:style-name="P35">Палач пригнул голову лошади к эшафоту. <text:span text:style-name="T42">Лошадь прикрыла глаза копытами</text:span></text:p>
      <text:p text:style-name="P29">…</text:p>
      <text:p text:style-name="P36">Не дам убивать говорящую лошадь!!!</text:p>
      <text:p text:style-name="P37"/>
      <text:p text:style-name="P37">===================================</text:p>
      <text:p text:style-name="P38">Сел одно время становится наркоманкой</text:p>
      <text:p text:style-name="P38"><text:line-break/><text:line-break/></text:p>
      <text:p text:style-name="P39"><text:span text:style-name="T43"><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40"><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text:soft-page-break/>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p>
      <text:p text:style-name="P40"><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40"><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p>
      <text:p text:style-name="P40"><text:line-break/>Дедушка Фрейд, в молодости большой поклонник был кокоса))</text:p>
      <text:p text:style-name="P39"><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text:soft-pag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41"><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p>
      <text:p text:style-name="P41"><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p>
      <text:p text:style-name="P41"><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p>
      <text:p text:style-name="P41"><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p>
      <text:p text:style-name="P41"><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text:soft-page-break/>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text:soft-page-break/>Единственным способом сделать это, как мне казалось, жить так, как жили они. Я запиралась у себя в комнате, слушала музыку и поглощала кокаин.</text:p>
      <text:p text:style-name="P39"/>
      <text:p text:style-name="P39"/>
      <text:p text:style-name="P42">Coldplay – Talk</text:p>
      <text:p text:style-name="P39"><text:line-break/></text:p>
      <text:p text:style-name="P39">---------------------------------------</text:p>
      <text:p text:style-name="P43"/>
      <text:p text:style-name="P44">Сюжет:</text:p>
      <text:p text:style-name="P44">Анон лежит в психушке и ему снятся сны (чтоб их видеть, он скрывает, что не пьёт галоперидол). Во снах – отдельная сюжетная линия (временная петля). <text:span text:style-name="T44">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44"/>
      <text:p text:style-name="P45">(с этого момента начинаются воспоминания Хумана)-&gt;</text:p>
      <text:p text:style-name="P45"/>
      <text:p text:style-name="P46">…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44"/>
      <text:p text:style-name="P46">Вот как раз похождения Анона в глубоком прошлом Эквестрии и снятся Анону в психушке.</text:p>
      <text:p text:style-name="P44"/>
      <text:p text:style-name="P44">-----------------</text:p>
      <text:p text:style-name="P47">Фантастические Сны <text:span text:style-name="T45">Дедлайна</text:span> из психушки – придумала Селестия, превращённая в камень. Эквестрийский Сон (с Обменом) – придумал <text:span text:style-name="T46">Дедлайн</text:span> в ответ. Это и есть великий Обмен.</text:p>
      <text:p text:style-name="P44">-----------------</text:p>
      <text:p text:style-name="P44"/>
      <text:p text:style-name="P44"/>
      <text:p text:style-name="P48">===========================================</text:p>
      <text:p text:style-name="P48"><text:soft-page-break/></text:p>
      <text:p text:style-name="P49">(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47">сама </text:span>Сел стала статуей, <text:span text:style-name="T47">а Луну закинуло на луну</text:span>).</text:p>
      <text:p text:style-name="P50"/>
      <text:p text:style-name="P50">Сон 2:</text:p>
      <text:p text:style-name="P50"/>
      <text:p text:style-name="P50">Сон 3:</text:p>
      <text:p text:style-name="P50"/>
      <text:p text:style-name="P50">Сон 4:</text:p>
      <text:p text:style-name="P50">Сон 5:</text:p>
      <text:p text:style-name="P50"/>
      <text:p text:style-name="P50">Сборка в Эквестрии</text:p>
      <text:p text:style-name="P50"/>
      <text:p text:style-name="P51"/>
      <text:p text:style-name="P52">===========================================================</text:p>
      <text:p text:style-name="P53"/>
      <text:p text:style-name="P54">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4">Селестия бесконечно счастлива, что у неё есть помощник - Анон</text:p>
      <text:p text:style-name="P55"><text:span text:style-name="Default_20_Paragraph_20_Font"><text:span text:style-name="T48">(</text:span></text:span><text:span text:style-name="Default_20_Paragraph_20_Font"><text:span text:style-name="T49">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48">)</text:span></text:span></text:p>
      <text:p text:style-name="P54"/>
      <text:p text:style-name="P54">Я ввалился в приёмную. Голова аликорницы покоилась на столе, глаза были закрыты. При стуке двери лишь чуть дёрнулось ухо.</text:p>
      <text:p text:style-name="P54">- Сел, меня волнует состояние наших отношений в последнее время, - начал я издалека.</text:p>
      <text:p text:style-name="P54">- Да? - пробормотала аликорница не открывая глаз.</text:p>
      <text:p text:style-name="P54"/>
      <text:p text:style-name="P54">Тут что-то не так, Анон!</text:p>
      <text:p text:style-name="P54"/>
      <text:p text:style-name="P54"><text:soft-page-break/>- Как ты могла вчера заснуть во время секса?!! - я возмущенно уставился на аликорницу.</text:p>
      <text:p text:style-name="P54">Селестия открыла один глаз и страдальчески улыбнулась.</text:p>
      <text:p text:style-name="P55"><text:span text:style-name="Default_20_Paragraph_20_Font"><text:span text:style-name="T49">-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54">- Маленькое неудобство? - я аж поперхнулся. - Сел, мне неинтересно трахать бревно. Если ты так устаёшь – поделись работой. Зачем ещё нужны мужья?</text:p>
      <text:p text:style-name="P54">&lt;Сцена с напившейся Селестией&gt;</text:p>
      <text:p text:style-name="P56">(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55"><text:span text:style-name="Default_20_Paragraph_20_Font"><text:span text:style-name="T48">&lt;</text:span></text:span><text:span text:style-name="Default_20_Paragraph_20_Font"><text:span text:style-name="T49">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4">&lt;Отправка Анона на Луну с Луной&gt;</text:p>
      <text:p text:style-name="P55"><text:span text:style-name="Default_20_Paragraph_20_Font"><text:span text:style-name="T49">&lt;Сцена с голым Аноном и Луной</text:span></text:span><text:span text:style-name="Default_20_Paragraph_20_Font"><text:span text:style-name="T48">&gt;</text:span></text:span></text:p>
      <text:p text:style-name="P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chapter">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2917in" fo:margin-right="0.26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12-01T02:28:09.027511776</meta:creation-date>
    <dc:date>2025-10-24T01:09:36.730090500</dc:date>
    <meta:editing-duration>P38DT15H14M51S</meta:editing-duration>
    <meta:editing-cycles>94</meta:editing-cycles>
    <meta:generator>LibreOffice/25.8.1.1$Windows_X86_64 LibreOffice_project/54047653041915e595ad4e45cccea684809c77b5</meta:generator>
    <meta:document-statistic meta:table-count="0" meta:image-count="0" meta:object-count="0" meta:page-count="10" meta:paragraph-count="106" meta:word-count="2720" meta:character-count="19052" meta:non-whitespace-character-count="16340"/>
  </office:meta>
</office:document-meta>
</file>